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3038C261ED3974E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379cm, 3.797cm, 8.254cm, 3.26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66cm" svg:height="20.799cm" svg:x="0.892cm" svg:y="2.492cm">
          <draw:image xlink:href="Pictures/10000000000005E8000007E03038C261ED3974E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7:32:46.435177038</dc:date>
    <meta:editing-duration>PT4M30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